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Preformatted_20_Text">
      <style:text-properties officeooo:rsid="0011a5f8" officeooo:paragraph-rsid="0011a5f8"/>
    </style:style>
    <style:style style:name="P2" style:family="paragraph" style:parent-style-name="Preformatted_20_Text">
      <style:text-properties officeooo:rsid="0012238e" officeooo:paragraph-rsid="0015ece1"/>
    </style:style>
    <style:style style:name="P3" style:family="paragraph" style:parent-style-name="Preformatted_20_Text">
      <style:text-properties officeooo:paragraph-rsid="0012238e"/>
    </style:style>
    <style:style style:name="P4" style:family="paragraph" style:parent-style-name="Preformatted_20_Text">
      <style:text-properties officeooo:paragraph-rsid="0015ece1"/>
    </style:style>
    <style:style style:name="P5" style:family="paragraph" style:parent-style-name="Standard">
      <style:text-properties officeooo:rsid="0012238e" officeooo:paragraph-rsid="0012238e"/>
    </style:style>
    <style:style style:name="P6" style:family="paragraph" style:parent-style-name="Standard">
      <style:text-properties style:font-name="Ubuntu" fo:font-size="11pt" officeooo:rsid="000c7108" officeooo:paragraph-rsid="001a2e34" style:font-name-asian="Ubuntu" style:font-size-asian="11pt" style:font-size-complex="11pt"/>
    </style:style>
    <style:style style:name="P7" style:family="paragraph" style:parent-style-name="Standard">
      <style:text-properties style:font-name="Ubuntu" fo:font-size="11pt" officeooo:rsid="001a2e34" officeooo:paragraph-rsid="001a2e34" style:font-name-asian="Ubuntu" style:font-size-asian="11pt" style:font-size-complex="11pt"/>
    </style:style>
    <style:style style:name="P8" style:family="paragraph" style:parent-style-name="Standard">
      <style:text-properties style:font-name="Ubuntu" fo:font-size="10pt" fo:font-weight="bold" officeooo:rsid="00169191" officeooo:paragraph-rsid="0015ece1" style:font-name-asian="Ubuntu" style:font-size-asian="10pt" style:font-weight-asian="bold" style:font-size-complex="10pt" style:font-weight-complex="bold"/>
    </style:style>
    <style:style style:name="P9" style:family="paragraph" style:parent-style-name="Standard">
      <style:text-properties style:font-name="Ubuntu" fo:font-size="10pt" officeooo:rsid="00169191" officeooo:paragraph-rsid="0015ece1" style:font-name-asian="Ubuntu" style:font-size-asian="10pt" style:font-size-complex="10pt"/>
    </style:style>
    <style:style style:name="P10" style:family="paragraph" style:parent-style-name="Standard">
      <style:text-properties style:font-name="Ubuntu" fo:font-size="10pt" officeooo:rsid="00169191" officeooo:paragraph-rsid="00169191" style:font-name-asian="Ubuntu" style:font-size-asian="10pt" style:font-size-complex="10pt"/>
    </style:style>
    <style:style style:name="P11" style:family="paragraph" style:parent-style-name="Standard">
      <style:text-properties style:font-name="Ubuntu" fo:font-size="10pt" officeooo:rsid="0011b38c" officeooo:paragraph-rsid="0015ece1" style:font-name-asian="Ubuntu" style:font-size-asian="10pt" style:font-size-complex="10pt"/>
    </style:style>
    <style:style style:name="P12" style:family="paragraph" style:parent-style-name="Standard">
      <style:text-properties style:font-name="Ubuntu" fo:font-size="10pt" officeooo:rsid="0011b38c" officeooo:paragraph-rsid="0011b38c" style:font-name-asian="Ubuntu" style:font-size-asian="10pt" style:font-size-complex="10pt"/>
    </style:style>
    <style:style style:name="P13" style:family="paragraph" style:parent-style-name="Standard">
      <style:text-properties style:font-name="Ubuntu" fo:font-size="10pt" officeooo:rsid="00112553" officeooo:paragraph-rsid="00112553" style:font-name-asian="Ubuntu" style:font-size-asian="10pt" style:font-size-complex="10pt"/>
    </style:style>
    <style:style style:name="P14" style:family="paragraph" style:parent-style-name="Standard">
      <style:text-properties style:font-name="Ubuntu" fo:font-size="10pt" officeooo:rsid="0011a5f8" officeooo:paragraph-rsid="0011a5f8" style:font-name-asian="Ubuntu" style:font-size-asian="10pt" style:font-size-complex="10pt"/>
    </style:style>
    <style:style style:name="P15" style:family="paragraph" style:parent-style-name="Standard">
      <style:text-properties style:font-name="Ubuntu" fo:font-size="10pt" officeooo:rsid="0012238e" officeooo:paragraph-rsid="0012238e" style:font-name-asian="Ubuntu" style:font-size-asian="10pt" style:font-size-complex="10pt"/>
    </style:style>
    <style:style style:name="P16" style:family="paragraph" style:parent-style-name="Standard">
      <style:text-properties style:font-name="Ubuntu" fo:font-size="10pt" officeooo:rsid="001d83db" officeooo:paragraph-rsid="001d83db" style:font-name-asian="Ubuntu" style:font-size-asian="10pt" style:font-size-complex="10pt"/>
    </style:style>
    <style:style style:name="P17" style:family="paragraph" style:parent-style-name="Standard">
      <style:text-properties style:font-name="Ubuntu" fo:font-size="16pt" fo:font-weight="bold" officeooo:rsid="00112553" officeooo:paragraph-rsid="00112553" style:font-name-asian="Ubuntu" style:font-size-asian="10pt" style:font-weight-asian="bold" style:font-size-complex="10pt" style:font-weight-complex="bold"/>
    </style:style>
    <style:style style:name="P18" style:family="paragraph" style:parent-style-name="Standard">
      <style:text-properties style:font-name="Ubuntu" fo:font-size="14pt" fo:font-weight="bold" officeooo:rsid="001d83db" officeooo:paragraph-rsid="001d83db" style:font-name-asian="Ubuntu" style:font-size-asian="10pt" style:font-weight-asian="bold" style:font-size-complex="10pt" style:font-weight-complex="bold"/>
    </style:style>
    <style:style style:name="P19" style:family="paragraph" style:parent-style-name="Standard">
      <style:paragraph-properties fo:break-before="page"/>
      <style:text-properties style:font-name="Ubuntu" fo:font-size="11pt" fo:font-weight="bold" officeooo:rsid="001a2e34" officeooo:paragraph-rsid="001a2e34" style:font-name-asian="Ubuntu" style:font-size-asian="11pt" style:font-weight-asian="bold" style:font-size-complex="11pt" style:font-weight-complex="bold"/>
    </style:style>
    <style:style style:name="P20" style:family="paragraph" style:parent-style-name="Preformatted_20_Text">
      <style:paragraph-properties fo:margin-top="0cm" fo:margin-bottom="0.499cm" loext:contextual-spacing="false"/>
      <style:text-properties officeooo:paragraph-rsid="001478c3"/>
    </style:style>
    <style:style style:name="P21" style:family="paragraph" style:parent-style-name="Preformatted_20_Text">
      <style:paragraph-properties fo:margin-top="0cm" fo:margin-bottom="0.499cm" loext:contextual-spacing="false"/>
      <style:text-properties officeooo:rsid="0012238e" officeooo:paragraph-rsid="0015ece1"/>
    </style:style>
    <style:style style:name="P22" style:family="paragraph" style:parent-style-name="Preformatted_20_Text">
      <style:paragraph-properties fo:margin-top="0cm" fo:margin-bottom="0.499cm" loext:contextual-spacing="false"/>
      <style:text-properties officeooo:rsid="0012238e" officeooo:paragraph-rsid="0018886c"/>
    </style:style>
    <style:style style:name="P23" style:family="paragraph" style:parent-style-name="Preformatted_20_Text">
      <style:paragraph-properties fo:margin-top="0cm" fo:margin-bottom="0.499cm" loext:contextual-spacing="false"/>
      <style:text-properties officeooo:paragraph-rsid="0015ece1"/>
    </style:style>
    <style:style style:name="P24" style:family="paragraph" style:parent-style-name="Preformatted_20_Text">
      <style:paragraph-properties fo:margin-top="0cm" fo:margin-bottom="0.499cm" loext:contextual-spacing="false"/>
      <style:text-properties officeooo:rsid="00169191" officeooo:paragraph-rsid="00169191"/>
    </style:style>
    <style:style style:name="P25" style:family="paragraph" style:parent-style-name="Preformatted_20_Text">
      <style:paragraph-properties fo:margin-top="0cm" fo:margin-bottom="0.499cm" loext:contextual-spacing="false"/>
      <style:text-properties style:font-name="Ubuntu" fo:font-size="11pt" officeooo:rsid="000c7108" officeooo:paragraph-rsid="001a2e34" style:font-name-asian="Ubuntu" style:font-size-asian="11pt" style:font-size-complex="11pt"/>
    </style:style>
    <style:style style:name="P26" style:family="paragraph" style:parent-style-name="Preformatted_20_Text">
      <style:paragraph-properties fo:margin-top="0cm" fo:margin-bottom="0.499cm" loext:contextual-spacing="false"/>
      <style:text-properties style:font-name="Ubuntu" fo:font-size="11pt" officeooo:rsid="000c7108" officeooo:paragraph-rsid="001bc32d" style:font-name-asian="Ubuntu" style:font-size-asian="11pt" style:font-size-complex="11pt"/>
    </style:style>
    <style:style style:name="P27" style:family="paragraph" style:parent-style-name="Preformatted_20_Text">
      <style:paragraph-properties fo:margin-top="0cm" fo:margin-bottom="0.499cm" loext:contextual-spacing="false"/>
      <style:text-properties style:font-name="Ubuntu" fo:font-size="11pt" officeooo:rsid="001a2e34" officeooo:paragraph-rsid="001a2e34" style:font-name-asian="Ubuntu" style:font-size-asian="11pt" style:font-size-complex="11pt"/>
    </style:style>
    <style:style style:name="P28" style:family="paragraph" style:parent-style-name="Preformatted_20_Text">
      <style:paragraph-properties fo:margin-top="0cm" fo:margin-bottom="0.499cm" loext:contextual-spacing="false"/>
      <style:text-properties style:font-name="Ubuntu" fo:font-size="11pt" fo:font-weight="bold" officeooo:rsid="000c7108" officeooo:paragraph-rsid="001a2e34" style:font-name-asian="Ubuntu" style:font-size-asian="11pt" style:font-weight-asian="bold" style:font-size-complex="11pt" style:font-weight-complex="bold"/>
    </style:style>
    <style:style style:name="P29" style:family="paragraph" style:parent-style-name="Text_20_body">
      <style:paragraph-properties fo:margin-top="0cm" fo:margin-bottom="0.499cm" loext:contextual-spacing="false"/>
      <style:text-properties officeooo:rsid="0012238e" officeooo:paragraph-rsid="001bc32d"/>
    </style:style>
    <style:style style:name="P30" style:family="paragraph" style:parent-style-name="Text_20_body">
      <style:paragraph-properties fo:margin-top="0cm" fo:margin-bottom="0.499cm" loext:contextual-spacing="false"/>
      <style:text-properties officeooo:rsid="0012238e" officeooo:paragraph-rsid="001f1033"/>
    </style:style>
    <style:style style:name="P31" style:family="paragraph" style:parent-style-name="Text_20_body">
      <style:text-properties style:font-name="Times New Roman" fo:font-size="10pt" officeooo:paragraph-rsid="001bc32d" style:font-name-asian="Times New Roman" style:font-size-asian="10pt" style:font-size-complex="10pt"/>
    </style:style>
    <style:style style:name="P32" style:family="paragraph" style:parent-style-name="Text_20_body">
      <style:paragraph-properties fo:margin-top="0.101cm" fo:margin-bottom="0.101cm" loext:contextual-spacing="false" fo:line-height="100%"/>
      <style:text-properties officeooo:rsid="0012238e" officeooo:paragraph-rsid="001f1033"/>
    </style:style>
    <style:style style:name="P33" style:family="paragraph" style:parent-style-name="Text_20_body">
      <style:paragraph-properties fo:margin-top="0.101cm" fo:margin-bottom="0.101cm" loext:contextual-spacing="false" fo:line-height="100%"/>
      <style:text-properties officeooo:rsid="001fe97e" officeooo:paragraph-rsid="001fe97e"/>
    </style:style>
    <style:style style:name="P34" style:family="paragraph" style:parent-style-name="Text_20_body">
      <style:paragraph-properties fo:margin-top="0.101cm" fo:margin-bottom="0.101cm" loext:contextual-spacing="false" fo:line-height="100%"/>
      <style:text-properties officeooo:rsid="0022b043" officeooo:paragraph-rsid="0022b043"/>
    </style:style>
    <style:style style:name="P35" style:family="paragraph" style:parent-style-name="Text_20_body">
      <style:paragraph-properties fo:margin-top="0.101cm" fo:margin-bottom="0.101cm" loext:contextual-spacing="false" fo:line-height="100%"/>
      <style:text-properties officeooo:rsid="0026095c" officeooo:paragraph-rsid="0026095c"/>
    </style:style>
    <style:style style:name="P36" style:family="paragraph" style:parent-style-name="Text_20_body">
      <style:paragraph-properties fo:margin-top="0.101cm" fo:margin-bottom="0.101cm" loext:contextual-spacing="false" fo:line-height="100%"/>
      <style:text-properties officeooo:rsid="00271e4f" officeooo:paragraph-rsid="00271e4f"/>
    </style:style>
    <style:style style:name="P37" style:family="paragraph" style:parent-style-name="Text_20_body">
      <style:paragraph-properties fo:margin-top="0.101cm" fo:margin-bottom="0.101cm" loext:contextual-spacing="false" fo:line-height="100%"/>
      <style:text-properties officeooo:rsid="00275b3f" officeooo:paragraph-rsid="00275b3f"/>
    </style:style>
    <style:style style:name="P38" style:family="paragraph" style:parent-style-name="Text_20_body">
      <style:paragraph-properties fo:margin-top="0.101cm" fo:margin-bottom="0.101cm" loext:contextual-spacing="false" fo:line-height="100%" fo:break-before="page"/>
      <style:text-properties officeooo:rsid="001fe97e" officeooo:paragraph-rsid="001fe97e"/>
    </style:style>
    <style:style style:name="P39" style:family="paragraph" style:parent-style-name="Text_20_body">
      <style:paragraph-properties fo:margin-top="0.101cm" fo:margin-bottom="0.101cm" loext:contextual-spacing="false" fo:line-height="100%" fo:break-before="page"/>
      <style:text-properties officeooo:rsid="0022b043" officeooo:paragraph-rsid="0022b043"/>
    </style:style>
    <style:style style:name="P40" style:family="paragraph" style:parent-style-name="Text_20_body">
      <style:paragraph-properties fo:margin-top="0.101cm" fo:margin-bottom="0.101cm" loext:contextual-spacing="false" fo:line-height="100%" fo:break-before="page"/>
      <style:text-properties officeooo:rsid="0028032a" officeooo:paragraph-rsid="0028032a"/>
    </style:style>
    <style:style style:name="P41" style:family="paragraph" style:parent-style-name="Text_20_body">
      <style:paragraph-properties fo:margin-top="0.101cm" fo:margin-bottom="0.101cm" loext:contextual-spacing="false" fo:line-height="100%"/>
      <style:text-properties officeooo:rsid="0028032a" officeooo:paragraph-rsid="0028032a"/>
    </style:style>
    <style:style style:name="T1" style:family="text">
      <style:text-properties officeooo:rsid="0015ece1"/>
    </style:style>
    <style:style style:name="T2" style:family="text">
      <style:text-properties style:font-name="DejaVu Sans" fo:font-size="12pt" officeooo:rsid="0018886c" style:font-size-asian="12pt" style:font-size-complex="12pt"/>
    </style:style>
    <style:style style:name="T3" style:family="text">
      <style:text-properties style:font-name="Ubuntu" officeooo:rsid="001a2e34" style:font-name-asian="Ubuntu"/>
    </style:style>
    <style:style style:name="T4" style:family="text">
      <style:text-properties style:font-name="Ubuntu" officeooo:rsid="001bc32d" style:font-name-asian="Ubuntu"/>
    </style:style>
    <style:style style:name="T5" style:family="text">
      <style:text-properties style:font-name="Ubuntu" fo:font-size="10pt" style:font-name-asian="Ubuntu" style:font-size-asian="10pt" style:font-size-complex="10pt"/>
    </style:style>
    <style:style style:name="T6" style:family="text">
      <style:text-properties style:font-name="Ubuntu" fo:font-size="10pt" officeooo:rsid="0018886c" style:font-name-asian="Ubuntu" style:font-size-asian="10pt" style:font-size-complex="10pt"/>
    </style:style>
    <style:style style:name="T7" style:family="text">
      <style:text-properties officeooo:rsid="001a2e34"/>
    </style:style>
    <style:style style:name="T8" style:family="text">
      <style:text-properties style:font-name="Times New Roman" fo:font-size="10pt" officeooo:rsid="0018886c" style:font-name-asian="Times New Roman" style:font-size-asian="10pt" style:font-size-complex="10pt"/>
    </style:style>
    <style:style style:name="T9" style:family="text">
      <style:text-properties style:font-name="Times New Roman" fo:font-size="10pt" officeooo:rsid="001f1033" style:font-name-asian="Times New Roman" style:font-size-asian="10pt" style:font-size-complex="10pt"/>
    </style:style>
    <style:style style:name="T10" style:family="text">
      <style:text-properties style:font-name="Times New Roman" fo:font-size="10pt" fo:font-weight="normal" officeooo:rsid="001f1033" style:font-name-asian="Times New Roman" style:font-size-asian="10pt" style:font-weight-asian="normal" style:font-size-complex="10pt" style:font-weight-complex="normal"/>
    </style:style>
    <style:style style:name="T11" style:family="text">
      <style:text-properties style:font-name="Times New Roman" fo:font-size="14pt" fo:font-weight="bold" officeooo:rsid="001f1033" style:font-name-asian="Times New Roman" style:font-size-asian="10pt" style:font-weight-asian="bold" style:font-size-complex="10pt" style:font-weight-complex="bold"/>
    </style:style>
    <style:style style:name="T12" style:family="text">
      <style:text-properties officeooo:rsid="002318f8"/>
    </style:style>
    <style:style style:name="T13" style:family="text">
      <style:text-properties officeooo:rsid="002609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VAL Documentation</text:p>
      <text:p text:style-name="P13"/>
      <text:p text:style-name="P13"/>
      <text:p text:style-name="P13"/>
      <text:p text:style-name="P18">1.0.0</text:p>
      <text:p text:style-name="P16"/>
      <text:p text:style-name="P16"/>
      <text:p text:style-name="P13"/>
      <text:p text:style-name="P13"/>
      <text:p text:style-name="P13"/>
      <text:p text:style-name="P13">app.activeWindow</text:p>
      <text:p text:style-name="P13">app.activePopupWidget</text:p>
      <text:p text:style-name="P13"/>
      <text:p text:style-name="P13">app.applicationDirPath</text:p>
      <text:p text:style-name="P13">app.applicationDisplayName</text:p>
      <text:p text:style-name="P13">app.applicationFilePath</text:p>
      <text:p text:style-name="P13">applicationName</text:p>
      <text:p text:style-name="P13">applicationPid</text:p>
      <text:p text:style-name="P13">applicationState</text:p>
      <text:p text:style-name="P13"/>
      <text:p text:style-name="P13">app.setFont</text:p>
      <text:p text:style-name="P13">app.setApplicationDisplayName</text:p>
      <text:p text:style-name="P13">app.setApplicationName</text:p>
      <text:p text:style-name="P13">app.setApplicationVersion</text:p>
      <text:p text:style-name="P13">app.setColorSpec</text:p>
      <text:p text:style-name="P13">app.setEventDispatcher</text:p>
      <text:p text:style-name="P13">app.setFallbackSessionManagementEnabled</text:p>
      <text:p text:style-name="P13">app.setKeyboardInputInterval</text:p>
      <text:p text:style-name="P13">app.setLayoutDirection</text:p>
      <text:p text:style-name="P13">app.setLibraryPaths</text:p>
      <text:p text:style-name="P13">app.setObjectName</text:p>
      <text:p text:style-name="P13">app.setParent</text:p>
      <text:p text:style-name="P13">app.setOverrideCursor</text:p>
      <text:p text:style-name="P13">app.setPallete</text:p>
      <text:p text:style-name="P13">app.setProperty</text:p>
      <text:p text:style-name="P13">app.setQuitLockEnabled</text:p>
      <text:p text:style-name="P13">app.setQuitOnLastWindowClosed</text:p>
      <text:p text:style-name="P13">app.setStartDragDistance</text:p>
      <text:p text:style-name="P13">app.setStyle</text:p>
      <text:p text:style-name="P13">app.setWindowIcon</text:p>
      <text:p text:style-name="P13"/>
      <text:p text:style-name="P13">app.signalBlocked</text:p>
      <text:p text:style-name="P13">app.windowIcon</text:p>
      <text:p text:style-name="P13"/>
      <text:p text:style-name="P13"><text:s/>- app.windowIcon().themeName()</text:p>
      <text:p text:style-name="P13"><text:s/>- app.window</text:p>
      <text:p text:style-name="P13"/>
      <text:p text:style-name="P13"/>
      <text:p text:style-name="P13"/>
      <text:p text:style-name="P13">app.screenRemoved</text:p>
      <text:p text:style-name="P13"/>
      <text:p text:style-name="P13">app.isEffectEnabled</text:p>
      <text:p text:style-name="P13">app.isFallbackSessionManagementEnabled</text:p>
      <text:p text:style-name="P13">app.isQuitLockEnabled</text:p>
      <text:p text:style-name="P13">app.isRightToLeft</text:p>
      <text:p text:style-name="P13">app.isSavingSession</text:p>
      <text:p text:style-name="P13">app.isSetuidAllowed</text:p>
      <text:p text:style-name="P13">app.isSignalConnected</text:p>
      <text:p text:style-name="P13">app.isWidgetType</text:p>
      <text:p text:style-name="P13">app.isWindowType</text:p>
      <text:p text:style-name="P13"/>
      <text:p text:style-name="P13">app.keyboardInputInterval</text:p>
      <text:p text:style-name="P13"><text:soft-page-break/></text:p>
      <text:p text:style-name="P13"/>
      <text:p text:style-name="P13"/>
      <text:p text:style-name="P13"/>
      <text:p text:style-name="P13">app.notify</text:p>
      <text:p text:style-name="P13"/>
      <text:p text:style-name="P13"/>
      <text:p text:style-name="P13">QFont</text:p>
      <text:p text:style-name="P13"/>
      <text:p text:style-name="P13">setStyleHint</text:p>
      <text:p text:style-name="P13">setCapitalization</text:p>
      <text:p text:style-name="P13">setFamily</text:p>
      <text:p text:style-name="P13">setFixedPitch</text:p>
      <text:p text:style-name="P13">setItalic</text:p>
      <text:p text:style-name="P13">setKerning</text:p>
      <text:p text:style-name="P13">setLetterSpacing</text:p>
      <text:p text:style-name="P13">setOverline</text:p>
      <text:p text:style-name="P13">setPixelSize</text:p>
      <text:p text:style-name="P13">setPointSize</text:p>
      <text:p text:style-name="P13">setPointSizeF</text:p>
      <text:p text:style-name="P13">setRawMode</text:p>
      <text:p text:style-name="P13">setStretch</text:p>
      <text:p text:style-name="P13">setUnderline</text:p>
      <text:p text:style-name="P13">setStyleName</text:p>
      <text:p text:style-name="P13"/>
      <text:p text:style-name="P13"/>
      <text:p text:style-name="P14">opening mp4 using cv2</text:p>
      <text:p text:style-name="P14"/>
      <text:p text:style-name="P1"><text:span text:style-name="Source_20_Text"><text:span text:style-name="T5">sudo apt-get install ffmpeg x264 libx264-dev</text:span></text:span></text:p>
      <text:p text:style-name="P14"/>
      <text:p text:style-name="P12">Python3</text:p>
      <text:p text:style-name="P12"/>
      <text:p text:style-name="P12"/>
      <text:p text:style-name="P12">pip3 install pyqt5</text:p>
      <text:p text:style-name="P12">pip3 install cv2</text:p>
      <text:p text:style-name="P12"/>
      <text:p text:style-name="P15">self.showFullScreen()</text:p>
      <text:p text:style-name="P15">self.showMaximized()</text:p>
      <text:p text:style-name="P15"/>
      <text:p text:style-name="P5"/>
      <text:p text:style-name="P3"><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8">Troubleshooting Issues:</text:p>
      <text:p text:style-name="P9"/>
      <text:p text:style-name="P10">1. pyqt defaultServiceProvider::requestService(): no service found for – "org.qt-project.qt.mediaplayer</text:p>
      <text:p text:style-name="P10">or</text:p>
      <text:p text:style-name="P24"><text:span text:style-name="Source_20_Text"><text:span text:style-name="T5">Please check the media service plugins are installed.</text:span></text:span></text:p>
      <text:p text:style-name="P10"/>
      <text:p text:style-name="P11">pip3 install pyqt5<text:span text:style-name="T1">==5.9</text:span></text:p>
      <text:p text:style-name="P11"><text:soft-page-break/></text:p>
      <text:p text:style-name="P2"><text:span text:style-name="Source_20_Text"><text:span text:style-name="T5">## QT multimedia</text:span></text:span></text:p>
      <text:p text:style-name="P4"><text:span text:style-name="Source_20_Text"><text:span text:style-name="T5">## Issue: The QMediaPlayer object does not have a valid service</text:span></text:span></text:p>
      <text:p text:style-name="P23"><text:span text:style-name="Source_20_Text"><text:span text:style-name="T5">## Please check the media service plugins are installed.</text:span></text:span></text:p>
      <text:p text:style-name="P21"><text:span text:style-name="Source_20_Text"><text:span text:style-name="T5">sudo apt-get install libasound2-dev libgstreamer1.0-dev libgstreamer-plugins-base1.0-dev</text:span></text:span></text:p>
      <text:p text:style-name="P21"><text:span text:style-name="Source_20_Text"><text:span text:style-name="T5">apt-get install libgstreamer1.0-0 gstreamer1.0-plugins-base gstreamer1.0-plugins-good gstreamer1.0-plugins-bad gstreamer1.0-plugins-ugly gstreamer1.0-libav gstreamer1.0-doc gstreamer1.0-tools</text:span></text:span></text:p>
      <text:p text:style-name="P21"><text:span text:style-name="Source_20_Text"><text:span text:style-name="T5">sudo apt-get install qtmultimedia5-examples</text:span></text:span></text:p>
      <text:p text:style-name="P21"><text:span text:style-name="Source_20_Text"><text:span text:style-name="T5"/></text:span></text:p>
      <text:p text:style-name="P21"><text:span text:style-name="Source_20_Text"><text:span text:style-name="T5">self.timeSlider.setRange(0, duration / 1000)</text:span></text:span></text:p>
      <text:p text:style-name="P21"><text:span text:style-name="Source_20_Text"><text:span text:style-name="T5">self.timeSlider.setMaximum(duration / 1000)</text:span></text:span></text:p>
      <text:p text:style-name="P21"><text:span text:style-name="Source_20_Text"><text:span text:style-name="T5"/></text:span></text:p>
      <text:p text:style-name="P21"><text:span text:style-name="Source_20_Text"><text:span text:style-name="T5">아래와 같이 할 경우, </text:span></text:span><text:span text:style-name="Source_20_Text"><text:span text:style-name="T6">self.durationChanged가 먼저 불림</text:span></text:span></text:p>
      <text:p text:style-name="P22"><text:span text:style-name="Source_20_Text"><text:span text:style-name="T6">self.mediaPlayer.durationChanged.connect(self.durationChanged)</text:span></text:span></text:p>
      <text:p text:style-name="P22"><text:span text:style-name="Source_20_Text"><text:span text:style-name="T6">self.mediaPlayer.positionChanged.connect(self.positionChanged)</text:span></text:span></text:p>
      <text:p text:style-name="P22"><text:span text:style-name="Source_20_Text"><text:span text:style-name="T2"/></text:span></text:p>
      <text:p text:style-name="P22"><text:span text:style-name="Source_20_Text"><text:span text:style-name="T2"/></text:span></text:p>
      <text:p text:style-name="P22"><text:span text:style-name="Source_20_Text"><text:span text:style-name="T2"/></text:span></text:p>
      <text:p text:style-name="P22"><text:span text:style-name="Source_20_Text"><text:span text:style-name="T2"/></text:span></text:p>
      <text:p text:style-name="P22"><text:span text:style-name="Source_20_Text"><text:span text:style-name="T2"/></text:span></text:p>
      <text:p text:style-name="P22"><text:span text:style-name="Source_20_Text"><text:span text:style-name="T2"/></text:span></text:p>
      <text:p text:style-name="P22"><text:span text:style-name="Source_20_Text"><text:span text:style-name="T2"/></text:span></text:p>
      <text:p text:style-name="P19">Git 정리</text:p>
      <text:p text:style-name="P7"/>
      <text:p text:style-name="P6"/>
      <text:p text:style-name="P25">git으로 관리하고 싶지 않은 파일들은 .gitignore 에 명시함으로써 해당 파일을 무시할 수 있다. 하지만 종종 무시할 파일을 .gitignore 에 추가하기 전에 git push 해버리는 경우가 있다. 이 때 뒤늦게 .gitignore 을 수정하여 push를 하지만 원격 저장소에서 해당 파일은 사라지지 않는다.</text:p>
      <text:p text:style-name="P28">Apply .gitignore</text:p>
      <text:p text:style-name="P25">아래의 <text:span text:style-name="T7">git 명령들을 실행해주면 .gitignore의 파일들이 적용되어 원격 저장소에서 사라진다.</text:span></text:p>
      <text:p text:style-name="P25"/>
      <text:p text:style-name="P27">$ git rm -r –cached .</text:p>
      <text:p text:style-name="P27">$ git add . </text:p>
      <text:p text:style-name="P27">$ git commit –amend –author “bavezl &lt;<text:a xlink:type="simple" xlink:href="mailto:baverzl.doer@gmail.com" text:style-name="Internet_20_link" text:visited-style-name="Visited_20_Internet_20_Link">baverzl.doer@gmail.com</text:a>&gt;” --no-edit</text:p>
      <text:p text:style-name="P27">$ git push origin master -f</text:p>
      <text:p text:style-name="P27"/>
      <text:p text:style-name="P27">좋은 git 사용 습관</text:p>
      <text:p text:style-name="P27"><text:a xlink:type="simple" xlink:href="https://cjh5414.github.io/git-habit/" text:style-name="Internet_20_link" text:visited-style-name="Visited_20_Internet_20_Link">https://cjh5414.github.io/git-habit/</text:a></text:p>
      <text:p text:style-name="P27"><text:a xlink:type="simple" xlink:href="https://nesoy.github.io/articles/2017-01/Git-Ignore" text:style-name="Internet_20_link" text:visited-style-name="Visited_20_Internet_20_Link">https://nesoy.github.io/articles/2017-01/Git-Ignore</text:a></text:p>
      <text:p text:style-name="P27">change author name email</text:p>
      <text:p text:style-name="P27"><text:a xlink:type="simple" xlink:href="https://www.git-tower.com/learn/git/faq/change-author-name-email" text:style-name="Internet_20_link" text:visited-style-name="Visited_20_Internet_20_Link">https://www.git-tower.com/learn/git/faq/change-author-name-email</text:a></text:p>
      <text:p text:style-name="P27">git reset, revert</text:p>
      <text:p text:style-name="P27"><text:a xlink:type="simple" xlink:href="http://victorydntmd.tistory.com/79" text:style-name="Internet_20_link" text:visited-style-name="Visited_20_Internet_20_Link">http://victorydntmd.tistory.com/79</text:a></text:p>
      <text:p text:style-name="P27">git reset</text:p>
      <text:p text:style-name="P27"><text:a xlink:type="simple" xlink:href="https://git-scm.com/book/ko/v2/Git-도구-Reset-명확히-알고-가기" text:style-name="Internet_20_link" text:visited-style-name="Visited_20_Internet_20_Link">https://git-scm.com/book/ko/v2/Git-%EB%8F%84%EA%B5%AC-Reset-%EB%AA%85%ED%99%95%ED%9E%88-%EC%95%8C%EA%B3%A0-%EA%B0%80%EA%B8%B0</text:a></text:p>
      <text:p text:style-name="P27">git revert</text:p>
      <text:p text:style-name="P27"><text:a xlink:type="simple" xlink:href="https://blog.outsider.ne.kr/1166" text:style-name="Internet_20_link" text:visited-style-name="Visited_20_Internet_20_Link">https://blog.outsider.ne.kr/1166</text:a></text:p>
      <text:p text:style-name="P27">git reset/revert</text:p>
      <text:p text:style-name="P27"><text:a xlink:type="simple" xlink:href="https://www.devpools.kr/2017/02/05/초보용-git-되돌리기-reset-revert/" text:style-name="Internet_20_link" text:visited-style-name="Visited_20_Internet_20_Link">https://www.devpools.kr/2017/02/05/%EC%B4%88%EB%B3%B4%EC%9A%A9-git-%EB%90%98%EB%8F%8C%EB%A6%AC%EA%B8%B0-reset-revert/</text:a></text:p>
      <text:p text:style-name="P27"/>
      <text:p text:style-name="P27"/>
      <text:p text:style-name="P25"><text:soft-page-break/></text:p>
      <text:p text:style-name="P25"><text:span text:style-name="Source_20_Text"><text:span text:style-name="T3">Building qt from source ubuntu 16.04 and link from qtcreator</text:span></text:span></text:p>
      <text:p text:style-name="P25"><text:a xlink:type="simple" xlink:href="https://memto.github.io/linux/program/tooltips/2018/06/08/building-qt-from-source-ubuntu-16-04/" text:style-name="Internet_20_link" text:visited-style-name="Visited_20_Internet_20_Link"><text:span text:style-name="Source_20_Text"><text:span text:style-name="T3">https://memto.github.io/linux/program/tooltips/2018/06/08/building-qt-from-source-ubuntu-16-04/</text:span></text:span></text:a></text:p>
      <text:p text:style-name="P25"><text:span text:style-name="Source_20_Text"><text:span text:style-name="T3"/></text:span></text:p>
      <text:p text:style-name="P25"><text:span text:style-name="Source_20_Text"><text:span text:style-name="T3"/></text:span></text:p>
      <text:p text:style-name="P26"><text:span text:style-name="Source_20_Text"><text:span text:style-name="T4"><text:tab/>self.videoFileName = path</text:span></text:span></text:p>
      <text:p text:style-name="P26"><text:span text:style-name="Source_20_Text"><text:span text:style-name="T4"><text:tab/>self.video = cv2.VideoCapture(path)</text:span></text:span></text:p>
      <text:p text:style-name="P26"><text:span text:style-name="Source_20_Text"><text:span text:style-name="T4"/></text:span></text:p>
      <text:p text:style-name="P26"><text:span text:style-name="Source_20_Text"><text:span text:style-name="T4"><text:s text:c="8"/>while self.video.isOpened():</text:span></text:span></text:p>
      <text:p text:style-name="P26"><text:span text:style-name="Source_20_Text"><text:span text:style-name="T4"/></text:span></text:p>
      <text:p text:style-name="P26"><text:span text:style-name="Source_20_Text"><text:span text:style-name="T4"><text:s text:c="12"/>ret, frame = self.video.read()</text:span></text:span></text:p>
      <text:p text:style-name="P26"><text:span text:style-name="Source_20_Text"><text:span text:style-name="T4"/></text:span></text:p>
      <text:p text:style-name="P26"><text:span text:style-name="Source_20_Text"><text:span text:style-name="T4"><text:s text:c="12"/>if ret:</text:span></text:span></text:p>
      <text:p text:style-name="P26"><text:span text:style-name="Source_20_Text"><text:span text:style-name="T4"><text:s text:c="16"/>#frame = cv2.cvtColor(frame, cv2.cv2.CV_BGR2RGB)</text:span></text:span></text:p>
      <text:p text:style-name="P26"><text:span text:style-name="Source_20_Text"><text:span text:style-name="T4"><text:s text:c="16"/>img = QImage(frame, frame.shape[1], frame.shape[0], QImage.Format_RGB888)</text:span></text:span></text:p>
      <text:p text:style-name="P26"><text:span text:style-name="Source_20_Text"><text:span text:style-name="T4"><text:s text:c="16"/>pixmap = QPixmap.fromImage(img)</text:span></text:span></text:p>
      <text:p text:style-name="P26"><text:span text:style-name="Source_20_Text"><text:span text:style-name="T4"><text:s text:c="16"/>self.video_frames_in_pixmap.append(pixmap)</text:span></text:span></text:p>
      <text:p text:style-name="P26"><text:span text:style-name="Source_20_Text"><text:span text:style-name="T4"/></text:span></text:p>
      <text:p text:style-name="P26"><text:span text:style-name="Source_20_Text"><text:span text:style-name="T4"><text:s text:c="8"/>self.videoSetPosition(0)</text:span></text:span></text:p>
      <text:p text:style-name="P26"><text:span text:style-name="Source_20_Text"><text:span text:style-name="T4"/></text:span></text:p>
      <text:p text:style-name="P22"><text:span text:style-name="Source_20_Text"><text:span text:style-name="T2"/></text:span></text:p>
      <text:p text:style-name="P22"><text:span text:style-name="Source_20_Text"><text:span text:style-name="T2"/></text:span></text:p>
      <text:p text:style-name="P22"><text:span text:style-name="Source_20_Text"><text:span text:style-name="T2"/></text:span></text:p>
      <text:p text:style-name="P22"><text:span text:style-name="Source_20_Text"><text:span text:style-name="T2"/></text:span></text:p>
      <text:p text:style-name="P22"><text:span text:style-name="Source_20_Text"><text:span text:style-name="T2"/></text:span></text:p>
      <text:p text:style-name="P22"><text:span text:style-name="Source_20_Text"><text:span text:style-name="T2"/></text:span></text:p>
      <text:p text:style-name="P31"><text:soft-page-break/>SpaceX의 Raptor engine 연소과정을 시뮬레이션하는 CFD code의 기본 뼈대가 되는 논문이라는데 뭔 소리인지 ㅠㅠ</text:p>
      <text:p text:style-name="P31">"Parallel adaptive wavelet collocation method for PDEs"</text:p>
      <text:p text:style-name="P31">Home grown SpaceX's CFD code for simulating the combustion process inside of a rocket engine</text:p>
      <text:p text:style-name="P29"><text:span text:style-name="Source_20_Text"><text:span text:style-name="T8">The engineers at SpaceX were able to perform DNS simulation on GPU clusters using hierarchial parallelism and asynchronous algorithm design.</text:span></text:span></text:p>
      <text:p text:style-name="P29"><text:span text:style-name="Source_20_Text"><text:span text:style-name="T8"/></text:span></text:p>
      <text:p text:style-name="P30"><text:span text:style-name="Source_20_Text"><text:span text:style-name="T11">PyQt5 Reference</text:span></text:span></text:p>
      <text:p text:style-name="P32"><text:span text:style-name="Source_20_Text"><text:span text:style-name="T9">PyQt tutorial advanced</text:span></text:span></text:p>
      <text:p text:style-name="P32"><text:span text:style-name="Source_20_Text"><text:span text:style-name="T9">QPixmap Class </text:span></text:span></text:p>
      <text:p text:style-name="P32"><text:a xlink:type="simple" xlink:href="https://www.tutorialspoint.com/pyqt/pyqt_qpixmap_class.htm" text:style-name="Internet_20_link" text:visited-style-name="Visited_20_Internet_20_Link"><text:span text:style-name="Source_20_Text"><text:span text:style-name="T9">https://www.tutorialspoint.com/pyqt/pyqt_qpixmap_class.htm</text:span></text:span></text:a></text:p>
      <text:p text:style-name="P32"><text:span text:style-name="Source_20_Text"><text:span text:style-name="T9">PyQt Tutorials</text:span></text:span></text:p>
      <text:p text:style-name="P32"><text:a xlink:type="simple" xlink:href="https://www.tutorialspoint.com/pyqt/pyqt_tutorial.pdf" text:style-name="Internet_20_link" text:visited-style-name="Visited_20_Internet_20_Link"><text:span text:style-name="Source_20_Text"><text:span text:style-name="T9">https://www.tutorialspoint.com/pyqt/pyqt_tutorial.pdf</text:span></text:span></text:a></text:p>
      <text:p text:style-name="P32"><text:a xlink:type="simple" xlink:href="https://wiki.python.org/moin/PyQt/Tutorials" text:style-name="Internet_20_link" text:visited-style-name="Visited_20_Internet_20_Link"><text:span text:style-name="Source_20_Text"><text:span text:style-name="T9">https://wiki.python.org/moin/PyQt/Tutorials</text:span></text:span></text:a></text:p>
      <text:p text:style-name="P32"><text:a xlink:type="simple" xlink:href="https://pythonprogramming.net/basic-gui-pyqt-tutorial/" text:style-name="Internet_20_link" text:visited-style-name="Visited_20_Internet_20_Link"><text:span text:style-name="Source_20_Text"><text:span text:style-name="T9">https://pythonprogramming.net/basic-gui-pyqt-tutorial/</text:span></text:span></text:a></text:p>
      <text:p text:style-name="P32"><text:a xlink:type="simple" xlink:href="https://opentutorials.org/module/544/4998" text:style-name="Internet_20_link" text:visited-style-name="Visited_20_Internet_20_Link"><text:span text:style-name="Source_20_Text"><text:span text:style-name="T9">https://opentutorials.org/module/544/4998</text:span></text:span></text:a></text:p>
      <text:p text:style-name="P32"><text:span text:style-name="Source_20_Text"><text:span text:style-name="T9">Drag and Drop</text:span></text:span></text:p>
      <text:p text:style-name="P32"><text:a xlink:type="simple" xlink:href="http://zetcode.com/gui/pyqt5/dragdrop/" text:style-name="Internet_20_link" text:visited-style-name="Visited_20_Internet_20_Link"><text:span text:style-name="Source_20_Text"><text:span text:style-name="T9">http://zetcode.com/gui/pyqt5/dragdrop/</text:span></text:span></text:a></text:p>
      <text:p text:style-name="P32"><text:span text:style-name="Source_20_Text"><text:span text:style-name="T9">Layout management</text:span></text:span></text:p>
      <text:p text:style-name="P32"><text:a xlink:type="simple" xlink:href="http://zetcode.com/gui/pyqt4/layoutmanagement/" text:style-name="Internet_20_link" text:visited-style-name="Visited_20_Internet_20_Link"><text:span text:style-name="Source_20_Text"><text:span text:style-name="T9">http://zetcode.com/gui/pyqt4/layoutmanagement/</text:span></text:span></text:a></text:p>
      <text:p text:style-name="P32"><text:span text:style-name="Source_20_Text"><text:span text:style-name="T9">QT Designer</text:span></text:span></text:p>
      <text:p text:style-name="P32"><text:a xlink:type="simple" xlink:href="https://www.cs.usfca.edu/~afedosov/qttut/" text:style-name="Internet_20_link" text:visited-style-name="Visited_20_Internet_20_Link"><text:span text:style-name="Source_20_Text"><text:span text:style-name="T9">https://www.cs.usfca.edu/~afedosov/qttut/</text:span></text:span></text:a></text:p>
      <text:p text:style-name="P32"><text:span text:style-name="Source_20_Text"><text:span text:style-name="T9"/></text:span></text:p>
      <text:p text:style-name="P32"><text:span text:style-name="Source_20_Text"><text:span text:style-name="T9">PyQt4 Tutorials</text:span></text:span></text:p>
      <text:p text:style-name="P32"><text:a xlink:type="simple" xlink:href="http://zetcode.com/gui/pyqt4/" text:style-name="Internet_20_link" text:visited-style-name="Visited_20_Internet_20_Link"><text:span text:style-name="Source_20_Text"><text:span text:style-name="T9">http://zetcode.com/gui/pyqt4/</text:span></text:span></text:a></text:p>
      <text:p text:style-name="P32"><text:span text:style-name="Source_20_Text"><text:span text:style-name="T9">Advanced PyQt4 tutorials</text:span></text:span></text:p>
      <text:p text:style-name="P32"><text:a xlink:type="simple" xlink:href="http://zetcode.com/ebooks/advancedpyqt4/" text:style-name="Internet_20_link" text:visited-style-name="Visited_20_Internet_20_Link"><text:span text:style-name="Source_20_Text"><text:span text:style-name="T9">http://zetcode.com/ebooks/advancedpyqt4/</text:span></text:span></text:a></text:p>
      <text:p text:style-name="P32"><text:span text:style-name="Source_20_Text"><text:span text:style-name="T9">Advanced PyQt for Maya</text:span></text:span></text:p>
      <text:p text:style-name="P32"><text:a xlink:type="simple" xlink:href="https://www.pluralsight.com/courses/advanced-pyqt-maya-2122" text:style-name="Internet_20_link" text:visited-style-name="Visited_20_Internet_20_Link"><text:span text:style-name="Source_20_Text"><text:span text:style-name="T9">https://www.pluralsight.com/courses/advanced-pyqt-maya-2122</text:span></text:span></text:a></text:p>
      <text:p text:style-name="P32"><text:span text:style-name="Source_20_Text"><text:span text:style-name="T9"/></text:span></text:p>
      <text:p text:style-name="P32"><text:span text:style-name="Source_20_Text"><text:span text:style-name="T9">Debugging in Python</text:span></text:span></text:p>
      <text:p text:style-name="P32"><text:a xlink:type="simple" xlink:href="https://pythonconquerstheuniverse.wordpress.com/2009/09/10/debugging-in-python/" text:style-name="Internet_20_link" text:visited-style-name="Visited_20_Internet_20_Link"><text:span text:style-name="Source_20_Text"><text:span text:style-name="T9">https://pythonconquerstheuniverse.wordpress.com/2009/09/10/debugging-in-python/</text:span></text:span></text:a></text:p>
      <text:p text:style-name="P32"><text:a xlink:type="simple" xlink:href="https://realpython.com/python-debugging-pdb/" text:style-name="Internet_20_link" text:visited-style-name="Visited_20_Internet_20_Link"><text:span text:style-name="Source_20_Text"><text:span text:style-name="T9">https://realpython.com/python-debugging-pdb/</text:span></text:span></text:a></text:p>
      <text:p text:style-name="P32"><text:span text:style-name="Source_20_Text"><text:span text:style-name="T9"/></text:span></text:p>
      <text:p text:style-name="P32"><text:span text:style-name="Source_20_Text"><text:span text:style-name="T9">PySide Tutorials</text:span></text:span></text:p>
      <text:p text:style-name="P32"><text:a xlink:type="simple" xlink:href="https://wiki.qt.io/PySide_Tutorials" text:style-name="Internet_20_link" text:visited-style-name="Visited_20_Internet_20_Link"><text:span text:style-name="Source_20_Text"><text:span text:style-name="T9">https://wiki.qt.io/PySide_Tutorials</text:span></text:span></text:a></text:p>
      <text:p text:style-name="P32"><text:span text:style-name="Source_20_Text"><text:span text:style-name="T9"/></text:span></text:p>
      <text:p text:style-name="P32"><text:span text:style-name="Source_20_Text"><text:span text:style-name="T9"/></text:span></text:p>
      <text:p text:style-name="P32"><text:span text:style-name="Source_20_Text"><text:span text:style-name="T9"/></text:span></text:p>
      <text:p text:style-name="P32"><text:span text:style-name="Source_20_Text"><text:span text:style-name="T9"/></text:span></text:p>
      <text:p text:style-name="P32"><text:soft-page-break/><text:span text:style-name="Source_20_Text"><text:span text:style-name="T9">QWidget</text:span></text:span></text:p>
      <text:p text:style-name="P32"><text:a xlink:type="simple" xlink:href="https://doc.qt.io/archives/qt-4.8/qwidget.html" text:style-name="Internet_20_link" text:visited-style-name="Visited_20_Internet_20_Link"><text:span text:style-name="Source_20_Text"><text:span text:style-name="T9">https://doc.qt.io/archives/qt-4.8/qwidget.html</text:span></text:span></text:a></text:p>
      <text:p text:style-name="P32"><text:span text:style-name="Source_20_Text"><text:span text:style-name="T9">Load an opencv video frame by frame using PyQt</text:span></text:span></text:p>
      <text:p text:style-name="P32"><text:a xlink:type="simple" xlink:href="https://stackoverflow.com/questions/39303008/load-an-opencv-video-frame-by-frame-using-pyqt" text:style-name="Internet_20_link" text:visited-style-name="Visited_20_Internet_20_Link"><text:span text:style-name="Source_20_Text"><text:span text:style-name="T9">https://stackoverflow.com/questions/39303008/load-an-opencv-video-frame-by-frame-using-pyqt</text:span></text:span></text:a></text:p>
      <text:p text:style-name="P32"><text:span text:style-name="Source_20_Text"><text:span text:style-name="T9">QSplitter</text:span></text:span></text:p>
      <text:p text:style-name="P32"><text:a xlink:type="simple" xlink:href="https://www.tutorialspoint.com/pyqt/pyqt_qsplitter_widget.htm" text:style-name="Internet_20_link" text:visited-style-name="Visited_20_Internet_20_Link"><text:span text:style-name="Source_20_Text"><text:span text:style-name="T9">https://www.tutorialspoint.com/pyqt/pyqt_qsplitter_widget.htm</text:span></text:span></text:a></text:p>
      <text:p text:style-name="P32"><text:span text:style-name="Source_20_Text"><text:span text:style-name="T9">QBoxLayout class</text:span></text:span></text:p>
      <text:p text:style-name="P32"><text:a xlink:type="simple" xlink:href="https://www.tutorialspoint.com/pyqt/pyqt_qboxlayout_class.htm" text:style-name="Internet_20_link" text:visited-style-name="Visited_20_Internet_20_Link"><text:span text:style-name="Source_20_Text"><text:span text:style-name="T9">https://www.tutorialspoint.com/pyqt/pyqt_qboxlayout_class.htm</text:span></text:span></text:a></text:p>
      <text:p text:style-name="P32"><text:a xlink:type="simple" xlink:href="https://pythonspot.com/pyqt5-qboxlayout/" text:style-name="Internet_20_link" text:visited-style-name="Visited_20_Internet_20_Link"><text:span text:style-name="Source_20_Text"><text:span text:style-name="T10">https://pythonspot.com/pyqt5-qboxlayout/</text:span></text:span></text:a></text:p>
      <text:p text:style-name="P32"><text:span text:style-name="Source_20_Text"><text:span text:style-name="T10">QGridLayout class</text:span></text:span></text:p>
      <text:p text:style-name="P32"><text:a xlink:type="simple" xlink:href="https://wikidocs.net/5244" text:style-name="Internet_20_link" text:visited-style-name="Visited_20_Internet_20_Link"><text:span text:style-name="Source_20_Text"><text:span text:style-name="T10">https://wikidocs.net/5244</text:span></text:span></text:a></text:p>
      <text:p text:style-name="P32"><text:span text:style-name="Source_20_Text"><text:span text:style-name="T10">PyQt5 Reference Guide</text:span></text:span></text:p>
      <text:p text:style-name="P32"><text:a xlink:type="simple" xlink:href="http://pyqt.sourceforge.net/Docs/PyQt5/" text:style-name="Internet_20_link" text:visited-style-name="Visited_20_Internet_20_Link"><text:span text:style-name="Source_20_Text"><text:span text:style-name="T10">http://pyqt.sourceforge.net/Docs/PyQt5/</text:span></text:span></text:a></text:p>
      <text:p text:style-name="P32"><text:span text:style-name="Source_20_Text"><text:span text:style-name="T10">Installing PyQt5</text:span></text:span></text:p>
      <text:p text:style-name="P32"><text:a xlink:type="simple" xlink:href="http://pyqt.sourceforge.net/Docs/PyQt5/installation.html#installing-pyqt3d-pyqtchart-pyqtdatavisualization-and-pyqtpurchasing" text:style-name="Internet_20_link" text:visited-style-name="Visited_20_Internet_20_Link"><text:span text:style-name="Source_20_Text"><text:span text:style-name="T10">http://pyqt.sourceforge.net/Docs/PyQt5/installation.html#installing-pyqt3d-pyqtchart-pyqtdatavisualization-and-pyqtpurchasing</text:span></text:span></text:a></text:p>
      <text:p text:style-name="P32"><text:span text:style-name="Source_20_Text"><text:span text:style-name="T10">Differences between PyQt4 and PyQt5</text:span></text:span></text:p>
      <text:p text:style-name="P32"><text:a xlink:type="simple" xlink:href="http://pyqt.sourceforge.net/Docs/PyQt5/pyqt4_differences.html#qtgui-module" text:style-name="Internet_20_link" text:visited-style-name="Visited_20_Internet_20_Link"><text:span text:style-name="Source_20_Text"><text:span text:style-name="T10">http://pyqt.sourceforge.net/Docs/PyQt5/pyqt4_differences.html#qtgui-module</text:span></text:span></text:a></text:p>
      <text:p text:style-name="P32"><text:span text:style-name="Source_20_Text"><text:span text:style-name="T10"/></text:span></text:p>
      <text:p text:style-name="P33">Qwidget setAlignment</text:p>
      <text:p text:style-name="P33">QLayout</text:p>
      <text:p text:style-name="P33"><text:a xlink:type="simple" xlink:href="http://doc.qt.io/qt-5/qlayout.html" text:style-name="Internet_20_link" text:visited-style-name="Visited_20_Internet_20_Link">http://doc.qt.io/qt-5/qlayout.html</text:a></text:p>
      <text:p text:style-name="P33"/>
      <text:p text:style-name="P33">opencv issues</text:p>
      <text:p text:style-name="P33"><text:a xlink:type="simple" xlink:href="https://github.com/opencv/opencv/issues/8471" text:style-name="Internet_20_link" text:visited-style-name="Visited_20_Internet_20_Link">https://github.com/opencv/opencv/issues/8471</text:a></text:p>
      <text:p text:style-name="P33"/>
      <text:p text:style-name="P33">Drawing Demo Qt</text:p>
      <text:p text:style-name="P33"><text:a xlink:type="simple" xlink:href="http://www.naturalprogramming.com/pythonqt/DrawingDemoQt.py" text:style-name="Internet_20_link" text:visited-style-name="Visited_20_Internet_20_Link">http://www.naturalprogramming.com/pythonqt/DrawingDemoQt.py</text:a></text:p>
      <text:p text:style-name="P33">QColor</text:p>
      <text:p text:style-name="P33"><text:a xlink:type="simple" xlink:href="http://doc.qt.io/qt-5/qcolor.html" text:style-name="Internet_20_link" text:visited-style-name="Visited_20_Internet_20_Link">http://doc.qt.io/qt-5/qcolor.html</text:a></text:p>
      <text:p text:style-name="P33">paint over Qlabel with PyQt</text:p>
      <text:p text:style-name="P33"><text:a xlink:type="simple" xlink:href="https://stackoverflow.com/questions/43454882/paint-over-qlabel-with-pyqt" text:style-name="Internet_20_link" text:visited-style-name="Visited_20_Internet_20_Link">https://stackoverflow.com/questions/43454882/paint-over-qlabel-with-pyqt</text:a></text:p>
      <text:p text:style-name="P33">PyQt how to overlay a rectangle on an image</text:p>
      <text:p text:style-name="P33"><text:a xlink:type="simple" xlink:href="https://stackoverflow.com/questions/42616907/pyqt-how-to-overlay-a-rectangle-on-an-image" text:style-name="Internet_20_link" text:visited-style-name="Visited_20_Internet_20_Link">https://stackoverflow.com/questions/42616907/pyqt-how-to-overlay-a-rectangle-on-an-image</text:a></text:p>
      <text:p text:style-name="P33">key event</text:p>
      <text:p text:style-name="P33"><text:a xlink:type="simple" xlink:href="http://freeprog.tistory.com/331?category=716617" text:style-name="Internet_20_link" text:visited-style-name="Visited_20_Internet_20_Link">http://freeprog.tistory.com/331?category=716617</text:a></text:p>
      <text:p text:style-name="P33">Qwidget</text:p>
      <text:p text:style-name="P33"><text:a xlink:type="simple" xlink:href="https://doc.qt.io/qt-5/qwidget.html" text:style-name="Internet_20_link" text:visited-style-name="Visited_20_Internet_20_Link">https://doc.qt.io/qt-5/qwidget.html</text:a></text:p>
      <text:p text:style-name="P33"/>
      <text:p text:style-name="P33"/>
      <text:p text:style-name="P33"><text:soft-page-break/>PyQt5 image</text:p>
      <text:p text:style-name="P33"><text:a xlink:type="simple" xlink:href="https://pythonspot.com/pyqt5-image/" text:style-name="Internet_20_link" text:visited-style-name="Visited_20_Internet_20_Link">https://pythonspot.com/pyqt5-image/</text:a></text:p>
      <text:p text:style-name="P33">PyQt opentutorials.org</text:p>
      <text:p text:style-name="P33"><text:a xlink:type="simple" xlink:href="https://opentutorials.org/module/544/5000" text:style-name="Internet_20_link" text:visited-style-name="Visited_20_Internet_20_Link">https://opentutorials.org/module/544/5000</text:a></text:p>
      <text:p text:style-name="P33"/>
      <text:p text:style-name="P33">differences between PyQt4 and 5</text:p>
      <text:p text:style-name="P33"><text:a xlink:type="simple" xlink:href="http://pyqt.sourceforge.net/Docs/PyQt5/pyqt4_differences.html" text:style-name="Internet_20_link" text:visited-style-name="Visited_20_Internet_20_Link">http://pyqt.sourceforge.net/Docs/PyQt5/pyqt4_differences.html</text:a></text:p>
      <text:p text:style-name="P33"/>
      <text:p text:style-name="P38">pqt5 examples</text:p>
      <text:p text:style-name="P33"><text:a xlink:type="simple" xlink:href="http://sophie.aero.jussieu.fr/distrib/Mageia/4/x86_64/media/core-updates/by-pkgid/e0cf53854dd2f236f0cd8d9aec786c5d/files/378" text:style-name="Internet_20_link" text:visited-style-name="Visited_20_Internet_20_Link">http://sophie.aero.jussieu.fr/distrib/Mageia/4/x86_64/media/core-updates/by-pkgid/e0cf53854dd2f236f0cd8d9aec786c5d/files/378</text:a></text:p>
      <text:p text:style-name="P33"><text:a xlink:type="simple" xlink:href="https://github.com/baoboa/pyqt5/blob/master/examples/multimediawidgets/player.py" text:style-name="Internet_20_link" text:visited-style-name="Visited_20_Internet_20_Link">https://github.com/baoboa/pyqt5/blob/master/examples/multimediawidgets/player.py</text:a></text:p>
      <text:p text:style-name="P33"><text:a xlink:type="simple" xlink:href="https://www.tutorialspoint.com/pyqt/pyqt_qstatusbar_widget.htm" text:style-name="Internet_20_link" text:visited-style-name="Visited_20_Internet_20_Link">https://www.tutorialspoint.com/pyqt/pyqt_qstatusbar_widget.htm</text:a></text:p>
      <text:p text:style-name="P33"><text:a xlink:type="simple" xlink:href="https://wiki.python.org/moin/PyQt/Painting%20an%20overlay%20on%20an%20image" text:style-name="Internet_20_link" text:visited-style-name="Visited_20_Internet_20_Link">https://wiki.python.org/moin/PyQt/Painting%20an%20overlay%20on%20an%20image</text:a></text:p>
      <text:p text:style-name="P33"><text:a xlink:type="simple" xlink:href="https://glframebuffer.wordpress.com/2014/10/06/qt-how-to-customise-qslider/" text:style-name="Internet_20_link" text:visited-style-name="Visited_20_Internet_20_Link">https://glframebuffer.wordpress.com/2014/10/06/qt-how-to-customise-qslider/</text:a></text:p>
      <text:p text:style-name="P33"><text:a xlink:type="simple" xlink:href="https://programtalk.com/python-examples/PyQt4.QtGui.QSlider/" text:style-name="Internet_20_link" text:visited-style-name="Visited_20_Internet_20_Link">https://programtalk.com/python-examples/PyQt4.QtGui.QSlider/</text:a></text:p>
      <text:p text:style-name="P33"><text:a xlink:type="simple" xlink:href="https://pythonprogramminglanguage.com/pyqt5-video-widget/" text:style-name="Internet_20_link" text:visited-style-name="Visited_20_Internet_20_Link">https://pythonprogramminglanguage.com/pyqt5-video-widget/</text:a></text:p>
      <text:p text:style-name="P33"><text:a xlink:type="simple" xlink:href="https://pythonprogramminglanguage.com/pyqt5-sliders/" text:style-name="Internet_20_link" text:visited-style-name="Visited_20_Internet_20_Link">https://pythonprogramminglanguage.com/pyqt5-sliders/</text:a></text:p>
      <text:p text:style-name="P33"><text:a xlink:type="simple" xlink:href="https://github.com/Oslandia/meshlayerdemo/blob/master/__init__.py" text:style-name="Internet_20_link" text:visited-style-name="Visited_20_Internet_20_Link">https://github.com/Oslandia/meshlayerdemo/blob/master/__init__.py</text:a></text:p>
      <text:p text:style-name="P33">Qslider</text:p>
      <text:p text:style-name="P33"><text:a xlink:type="simple" xlink:href="http://pyqt.sourceforge.net/Docs/PyQt4/qslider.html" text:style-name="Internet_20_link" text:visited-style-name="Visited_20_Internet_20_Link">http://pyqt.sourceforge.net/Docs/PyQt4/qslider.html</text:a></text:p>
      <text:p text:style-name="P33"><text:a xlink:type="simple" xlink:href="https://stackoverflow.com/questions/46934526/pyqt5-triggering-a-paintevent-with-keypressevent" text:style-name="Internet_20_link" text:visited-style-name="Visited_20_Internet_20_Link">https://stackoverflow.com/questions/46934526/pyqt5-triggering-a-paintevent-with-keypressevent</text:a></text:p>
      <text:p text:style-name="P33">scrollbar</text:p>
      <text:p text:style-name="P33"><text:a xlink:type="simple" xlink:href="https://stackoverflow.com/questions/32714656/pyqt-add-a-scrollbar-to-mainwindow" text:style-name="Internet_20_link" text:visited-style-name="Visited_20_Internet_20_Link">https://stackoverflow.com/questions/32714656/pyqt-add-a-scrollbar-to-mainwindow</text:a></text:p>
      <text:p text:style-name="P33">qscrollarea</text:p>
      <text:p text:style-name="P33"><text:a xlink:type="simple" xlink:href="http://pyqt.sourceforge.net/Docs/PyQt4/qscrollarea.html" text:style-name="Internet_20_link" text:visited-style-name="Visited_20_Internet_20_Link">http://pyqt.sourceforge.net/Docs/PyQt4/qscrollarea.html</text:a></text:p>
      <text:p text:style-name="P33">QtreeListWidget</text:p>
      <text:p text:style-name="P33"><text:a xlink:type="simple" xlink:href="https://nealbuerger.com/2013/11/pyside-qtreelistwidget-deleting-an-item-editing-an-item/" text:style-name="Internet_20_link" text:visited-style-name="Visited_20_Internet_20_Link">https://nealbuerger.com/2013/11/pyside-qtreelistwidget-deleting-an-item-editing-an-item/</text:a></text:p>
      <text:p text:style-name="P33"/>
      <text:p text:style-name="P33">Image Contours</text:p>
      <text:p text:style-name="P33"><text:a xlink:type="simple" xlink:href="https://opencv-python.readthedocs.io/en/latest/doc/15.imageContours/imageContours.html" text:style-name="Internet_20_link" text:visited-style-name="Visited_20_Internet_20_Link">https://opencv-python.readthedocs.io/en/latest/doc/15.imageContours/imageContours.html</text:a></text:p>
      <text:p text:style-name="P33">PyQt – Multiple Document Interface</text:p>
      <text:p text:style-name="P33"><text:a xlink:type="simple" xlink:href="https://www.tutorialspoint.com/pyqt/pyqt_multiple_document_interface.htm" text:style-name="Internet_20_link" text:visited-style-name="Visited_20_Internet_20_Link">https://www.tutorialspoint.com/pyqt/pyqt_multiple_document_interface.htm</text:a></text:p>
      <text:p text:style-name="P33">videowidget.py</text:p>
      <text:p text:style-name="P33"><text:a xlink:type="simple" xlink:href="https://github.com/baoboa/pyqt5/blob/master/examples/multimediawidgets/videowidget.py" text:style-name="Internet_20_link" text:visited-style-name="Visited_20_Internet_20_Link">https://github.com/baoboa/pyqt5/blob/master/examples/multimediawidgets/videowidget.py</text:a></text:p>
      <text:p text:style-name="P33">openglwindows.py</text:p>
      <text:p text:style-name="P33"><text:a xlink:type="simple" xlink:href="https://github.com/baoboa/pyqt5/blob/master/examples/opengl/openglwindow.py" text:style-name="Internet_20_link" text:visited-style-name="Visited_20_Internet_20_Link">https://github.com/baoboa/pyqt5/blob/master/examples/opengl/openglwindow.py</text:a></text:p>
      <text:p text:style-name="P33"><text:a xlink:type="simple" xlink:href="https://pythonprogramminglanguage.com/pyqt5-video-widget/" text:style-name="Internet_20_link" text:visited-style-name="Visited_20_Internet_20_Link">https://pythonprogramminglanguage.com/pyqt5-video-widget/</text:a></text:p>
      <text:p text:style-name="P33"><text:a xlink:type="simple" xlink:href="https://stackoverflow.com/questions/19199863/draw-rectangular-overlay-on-qwidget-at-click" text:style-name="Internet_20_link" text:visited-style-name="Visited_20_Internet_20_Link">https://stackoverflow.com/questions/19199863/draw-rectangular-overlay-on-qwidget-at-click</text:a></text:p>
      <text:p text:style-name="P33"><text:a xlink:type="simple" xlink:href="https://stackoverflow.com/questions/46934526/pyqt5-triggering-a-paintevent-with-keypressevent?rq=1" text:style-name="Internet_20_link" text:visited-style-name="Visited_20_Internet_20_Link">https://stackoverflow.com/questions/46934526/pyqt5-triggering-a-paintevent-with-keypressevent?rq=1</text:a></text:p>
      <text:p text:style-name="P33">qmediaplayer</text:p>
      <text:p text:style-name="P33"><text:a xlink:type="simple" xlink:href="http://doc.qt.io/qt-5/qmediaplayer.html" text:style-name="Internet_20_link" text:visited-style-name="Visited_20_Internet_20_Link">http://doc.qt.io/qt-5/qmediaplayer.html</text:a></text:p>
      <text:p text:style-name="P33">qwheelevent</text:p>
      <text:p text:style-name="P33"><text:a xlink:type="simple" xlink:href="http://ftp.ics.uci.edu/pub/centos0/ics-custom-build/BUILD/PyQt-x11-gpl-4.7.2/doc/html/qwheelevent.html" text:style-name="Internet_20_link" text:visited-style-name="Visited_20_Internet_20_Link">http://ftp.ics.uci.edu/pub/centos0/ics-custom-build/BUILD/PyQt-x11-gpl-4.7.2/doc/html/qwheelevent.html</text:a></text:p>
      <text:p text:style-name="P33"><text:soft-page-break/><text:a xlink:type="simple" xlink:href="http://freeprog.tistory.com/330" text:style-name="Internet_20_link" text:visited-style-name="Visited_20_Internet_20_Link">http://freeprog.tistory.com/330</text:a></text:p>
      <text:p text:style-name="P33">PyQt5</text:p>
      <text:p text:style-name="P33"><text:a xlink:type="simple" xlink:href="http://pyqt.sourceforge.net/Docs/PyQt5/" text:style-name="Internet_20_link" text:visited-style-name="Visited_20_Internet_20_Link">http://pyqt.sourceforge.net/Docs/PyQt5/</text:a></text:p>
      <text:p text:style-name="P33">Horizontal Scroll on Wheel Event with Shift too fast</text:p>
      <text:p text:style-name="P33"><text:a xlink:type="simple" xlink:href="https://riverbankcomputing.com/pipermail/pyqt/2016-September/038112.html" text:style-name="Internet_20_link" text:visited-style-name="Visited_20_Internet_20_Link">https://riverbankcomputing.com/pipermail/pyqt/2016-September/038112.html</text:a></text:p>
      <text:p text:style-name="P33">QkeySequence</text:p>
      <text:p text:style-name="P33"><text:a xlink:type="simple" xlink:href="http://pyqt.sourceforge.net/Docs/PyQt4/qkeysequence.html" text:style-name="Internet_20_link" text:visited-style-name="Visited_20_Internet_20_Link">http://pyqt.sourceforge.net/Docs/PyQt4/qkeysequence.html</text:a></text:p>
      <text:p text:style-name="P33">QfileDialog</text:p>
      <text:p text:style-name="P33"><text:a xlink:type="simple" xlink:href="https://doc-snapshots.qt.io/qtforpython/PySide2/QtWidgets/QFileDialog.html#PySide2.QtWidgets.PySide2.QtWidgets.QFileDialog.filter" text:style-name="Internet_20_link" text:visited-style-name="Visited_20_Internet_20_Link">https://doc-snapshots.qt.io/qtforpython/PySide2/QtWidgets/QFileDialog.html#PySide2.QtWidgets.PySide2.QtWidgets.QFileDialog.filter</text:a></text:p>
      <text:p text:style-name="P33"/>
      <text:p text:style-name="P33">drag and drop</text:p>
      <text:p text:style-name="P33"><text:a xlink:type="simple" xlink:href="https://code.i-harness.com/ko-kr/q/2a68a27" text:style-name="Internet_20_link" text:visited-style-name="Visited_20_Internet_20_Link">https://code.i-harness.com/ko-kr/q/2a68a27</text:a></text:p>
      <text:p text:style-name="P33"><text:a xlink:type="simple" xlink:href="https://www.youtube.com/watch?v=0wAU5usATX8" text:style-name="Internet_20_link" text:visited-style-name="Visited_20_Internet_20_Link">https://www.youtube.com/watch?v=0wAU5usATX8</text:a></text:p>
      <text:p text:style-name="P33"><text:a xlink:type="simple" xlink:href="https://zzsza.github.io/data/2018/01/23/opencv-1/" text:style-name="Internet_20_link" text:visited-style-name="Visited_20_Internet_20_Link">https://zzsza.github.io/data/2018/01/23/opencv-1/</text:a></text:p>
      <text:p text:style-name="P33"/>
      <text:p text:style-name="P39">CURSOR_DEFAULT = Qt.ArrorCursor</text:p>
      <text:p text:style-name="P34">CURSOR!<text:span text:style-name="T12">v</text:span></text:p>
      <text:p text:style-name="P34"/>
      <text:p text:style-name="P34"/>
      <text:p text:style-name="P34"/>
      <text:p text:style-name="P34"/>
      <text:p text:style-name="P34">self.overrideCursor(CURSOR_DRAW)</text:p>
      <text:p text:style-name="P34"/>
      <text:p text:style-name="P34">self.overrideCursor(CURSOR_POINT)</text:p>
      <text:p text:style-name="P34">self.overrideCursor(CURSOR_MOVE)</text:p>
      <text:p text:style-name="P34">self.overrideCursor(CURSOR_GRAB)</text:p>
      <text:p text:style-name="P34"/>
      <text:p text:style-name="P34">def overrideCursor(self, shape, value):<text:line-break/><text:tab/>self.restoreCursor()</text:p>
      <text:p text:style-name="P34"><text:tab/>self._cursor = cursor()</text:p>
      <text:p text:style-name="P34"><text:tab/>QApplication.setOverrideCursor(cursor)</text:p>
      <text:p text:style-name="P34"><text:line-break/><text:span text:style-name="T13">Qlayout::setContentsMargins(int left, int top, int right, int bottom)</text:span></text:p>
      <text:p text:style-name="P35"/>
      <text:p text:style-name="P35">By default, Qlayout uses the values provided by the style. On most platforms, the margins is 11 pixels in all directions.</text:p>
      <text:p text:style-name="P35"/>
      <text:p text:style-name="P35"/>
      <text:p text:style-name="P36">Many widgets can simply repaint their entire surface when asked to, but some slow widgets need to optimize by painting only the requested region: QpaintEvent::region(). This speed optimization does not change the result, as painting is clipped to that region during event processing. QListView and QTableView do this, for example.</text:p>
      <text:p text:style-name="P36"/>
      <text:p text:style-name="P36">Qt also tries to speed up painting by merging multiple paint events into one. When update() is called several times or the window system sends several paint events, Qt merges these events into one event with a larger region (see Qregion::united()). The repaint() function does not permit this optimization, so we suggest using update() whenever possible.</text:p>
      <text:p text:style-name="P36"/>
      <text:p text:style-name="P36">When the paint event occurs, the update region has normally been erased, so you are painting on the widget’s background.</text:p>
      <text:p text:style-name="P36">The background can be set using setBackgroundRole() and setPalette()</text:p>
      <text:p text:style-name="P36"/>
      <text:p text:style-name="P36">Since Qt 4.0, QWidget automatically double-buffers its painting, so there is no need to write double-buffering code in paintEvent() to avoid flicker.</text:p>
      <text:p text:style-name="P36"/>
      <text:p text:style-name="P37"><text:soft-page-break/>VideoSurface</text:p>
      <text:p text:style-name="P37"><text:a xlink:type="simple" xlink:href="https://riverbankcomputing.com/pipermail/pyqt/2013-October/033256.html" text:style-name="Internet_20_link" text:visited-style-name="Visited_20_Internet_20_Link">https://riverbankcomputing.com/pipermail/pyqt/2013-October/033256.html</text:a></text:p>
      <text:p text:style-name="P37"><text:a xlink:type="simple" xlink:href="http://ftp.ics.uci.edu/pub/centos0/ics-custom-build/BUILD/PyQt-x11-gpl-4.7.2/doc/html/qabstractvideosurface.html" text:style-name="Internet_20_link" text:visited-style-name="Visited_20_Internet_20_Link">http://ftp.ics.uci.edu/pub/centos0/ics-custom-build/BUILD/PyQt-x11-gpl-4.7.2/doc/html/qabstractvideosurface.html</text:a></text:p>
      <text:p text:style-name="P37"><text:a xlink:type="simple" xlink:href="https://raw.githubusercontent.com/baoboa/pyqt5/master/examples/multimediawidgets/videographicsitem.py" text:style-name="Internet_20_link" text:visited-style-name="Visited_20_Internet_20_Link">https://raw.githubusercontent.com/baoboa/pyqt5/master/examples/multimediawidgets/videographicsitem.py</text:a></text:p>
      <text:p text:style-name="P37"><text:a xlink:type="simple" xlink:href="http://doc.qt.io/qt-5/qvideowidget.html#paintEvent" text:style-name="Internet_20_link" text:visited-style-name="Visited_20_Internet_20_Link">http://doc.qt.io/qt-5/qvideowidget.html#paintEvent</text:a></text:p>
      <text:p text:style-name="P37"><text:a xlink:type="simple" xlink:href="https://doc.qt.io/archives/qtjambi-4.5.2_01/com/trolltech/qt/core/Qt.WidgetAttribute.html" text:style-name="Internet_20_link" text:visited-style-name="Visited_20_Internet_20_Link">https://doc.qt.io/archives/qtjambi-4.5.2_01/com/trolltech/qt/core/Qt.WidgetAttribute.html</text:a></text:p>
      <text:p text:style-name="P37"><text:a xlink:type="simple" xlink:href="http://doc.qt.io/qt-5/qwidget.html" text:style-name="Internet_20_link" text:visited-style-name="Visited_20_Internet_20_Link">http://doc.qt.io/qt-5/qwidget.html</text:a></text:p>
      <text:p text:style-name="P37"><text:a xlink:type="simple" xlink:href="https://docs.huihoo.com/qt/5.4/qwidget.html#paintEvent" text:style-name="Internet_20_link" text:visited-style-name="Visited_20_Internet_20_Link">https://docs.huihoo.com/qt/5.4/qwidget.html#paintEvent</text:a></text:p>
      <text:p text:style-name="P37"/>
      <text:p text:style-name="P37">VideoSurface</text:p>
      <text:p text:style-name="P37"><text:a xlink:type="simple" xlink:href="http://doc.qt.io/archives/qt-4.8/qt-multimedia-videowidget-example.html" text:style-name="Internet_20_link" text:visited-style-name="Visited_20_Internet_20_Link">http://doc.qt.io/archives/qt-4.8/qt-multimedia-videowidget-example.html</text:a></text:p>
      <text:p text:style-name="P37"><text:a xlink:type="simple" xlink:href="http://doc.qt.io/archives/qt-4.8/qt-multimedia-videowidget-videoplayer-cpp.html" text:style-name="Internet_20_link" text:visited-style-name="Visited_20_Internet_20_Link">http://doc.qt.io/archives/qt-4.8/qt-multimedia-videowidget-videoplayer-cpp.html</text:a></text:p>
      <text:p text:style-name="P37"><text:a xlink:type="simple" xlink:href="http://doc.qt.io/archives/qt-4.8/qt-multimedia-videowidget-videowidgetsurface-cpp.html" text:style-name="Internet_20_link" text:visited-style-name="Visited_20_Internet_20_Link">http://doc.qt.io/archives/qt-4.8/qt-multimedia-videowidget-videowidgetsurface-cpp.html</text:a></text:p>
      <text:p text:style-name="P37"><text:a xlink:type="simple" xlink:href="http://doc.qt.io/archives/qt-4.8/qt-multimedia-videowidget-main-cpp.html" text:style-name="Internet_20_link" text:visited-style-name="Visited_20_Internet_20_Link">http://doc.qt.io/archives/qt-4.8/qt-multimedia-videowidget-main-cpp.html</text:a></text:p>
      <text:p text:style-name="P37"/>
      <text:p text:style-name="P37"><text:a xlink:type="simple" xlink:href="https://doc.qt.io/qt-5/qtwidgets-widgets-scribble-example.html" text:style-name="Internet_20_link" text:visited-style-name="Visited_20_Internet_20_Link">https://doc.qt.io/qt-5/qtwidgets-widgets-scribble-example.html</text:a></text:p>
      <text:p text:style-name="P37"><text:a xlink:type="simple" xlink:href="https://doc.qt.io/qt-5/qtwidgets-index.html#tutorials" text:style-name="Internet_20_link" text:visited-style-name="Visited_20_Internet_20_Link">https://doc.qt.io/qt-5/qtwidgets-index.html#tutorials</text:a></text:p>
      <text:p text:style-name="P37"><text:a xlink:type="simple" xlink:href="https://doc.qt.io/qt-5/qwidget.html" text:style-name="Internet_20_link" text:visited-style-name="Visited_20_Internet_20_Link">https://doc.qt.io/qt-5/qwidget.html</text:a></text:p>
      <text:p text:style-name="P37"><text:a xlink:type="simple" xlink:href="https://wiki.qt.io/Adjust_Spacing_and_Margins_between_Widgets_in_Layout" text:style-name="Internet_20_link" text:visited-style-name="Visited_20_Internet_20_Link">https://wiki.qt.io/Adjust_Spacing_and_Margins_between_Widgets_in_Layout</text:a></text:p>
      <text:p text:style-name="P37">Qlayout</text:p>
      <text:p text:style-name="P37"><text:a xlink:type="simple" xlink:href="http://doc.qt.io/qt-5/qlayout.html" text:style-name="Internet_20_link" text:visited-style-name="Visited_20_Internet_20_Link">http://doc.qt.io/qt-5/qlayout.html</text:a></text:p>
      <text:p text:style-name="P37">memory management</text:p>
      <text:p text:style-name="P37"><text:a xlink:type="simple" xlink:href="https://stackoverflow.com/questions/8798313/what-is-the-purpose-of-qwidgets-parent" text:style-name="Internet_20_link" text:visited-style-name="Visited_20_Internet_20_Link">https://stackoverflow.com/questions/8798313/what-is-the-purpose-of-qwidgets-parent</text:a></text:p>
      <text:p text:style-name="P37">paintEvent</text:p>
      <text:p text:style-name="P37"><text:a xlink:type="simple" xlink:href="http://doc.qt.io/qt-5/qwidget.html#paintEvent" text:style-name="Internet_20_link" text:visited-style-name="Visited_20_Internet_20_Link">http://doc.qt.io/qt-5/qwidget.html#paintEvent</text:a></text:p>
      <text:p text:style-name="P37"><text:a xlink:type="simple" xlink:href="http://sophie.aero.jussieu.fr/distrib/Mageia/4/x86_64/media/core-updates/by-pkgid/e0cf53854dd2f236f0cd8d9aec786c5d/files/378" text:style-name="Internet_20_link" text:visited-style-name="Visited_20_Internet_20_Link">http://sophie.aero.jussieu.fr/distrib/Mageia/4/x86_64/media/core-updates/by-pkgid/e0cf53854dd2f236f0cd8d9aec786c5d/files/378</text:a></text:p>
      <text:p text:style-name="P37"/>
      <text:p text:style-name="P40">QAbstractVideoSurface</text:p>
      <text:p text:style-name="P41"><text:a xlink:type="simple" xlink:href="http://ftp.ics.uci.edu/pub/centos0/ics-custom-build/BUILD/PyQt-x11-gpl-4.7.2/doc/html/qabstractvideosurface.html" text:style-name="Internet_20_link" text:visited-style-name="Visited_20_Internet_20_Link">http://ftp.ics.uci.edu/pub/centos0/ics-custom-build/BUILD/PyQt-x11-gpl-4.7.2/doc/html/qabstractvideosurface.html</text:a></text:p>
      <text:p text:style-name="P41"><text:a xlink:type="simple" xlink:href="https://riverbankcomputing.com/pipermail/pyqt/2013-October/033256.html" text:style-name="Internet_20_link" text:visited-style-name="Visited_20_Internet_20_Link">https://riverbankcomputing.com/pipermail/pyqt/2013-October/033256.html</text:a></text:p>
      <text:p text:style-name="P41"/>
      <text:p text:style-name="P41">QWidget</text:p>
      <text:p text:style-name="P41"><text:a xlink:type="simple" xlink:href="http://doc.qt.io/qt-5/qwidget.html#mapToGlobal" text:style-name="Internet_20_link" text:visited-style-name="Visited_20_Internet_20_Link">http://doc.qt.io/qt-5/qwidget.html#mapToGlobal</text:a></text:p>
      <text:p text:style-name="P41">QPoint</text:p>
      <text:p text:style-name="P41"><text:a xlink:type="simple" xlink:href="http://doc.qt.io/qt-5/qpoint.html" text:style-name="Internet_20_link" text:visited-style-name="Visited_20_Internet_20_Link">http://doc.qt.io/qt-5/qpoint.html</text:a></text:p>
      <text:p text:style-name="P41">QSize</text:p>
      <text:p text:style-name="P41"><text:a xlink:type="simple" xlink:href="http://doc.qt.io/qt-5/qsize.html#boundedTo" text:style-name="Internet_20_link" text:visited-style-name="Visited_20_Internet_20_Link">http://doc.qt.io/qt-5/qsize.html#boundedTo</text:a></text:p>
      <text:p text:style-name="P41">QPainter</text:p>
      <text:p text:style-name="P41"><text:a xlink:type="simple" xlink:href="http://doc.qt.io/qt-5/qpainter.html#drawImage" text:style-name="Internet_20_link" text:visited-style-name="Visited_20_Internet_20_Link">http://doc.qt.io/qt-5/qpainter.html#drawImage</text:a></text:p>
      <text:p text:style-name="P41">QVideoFrame <text:s/></text:p>
      <text:p text:style-name="P41"><text:a xlink:type="simple" xlink:href="http://doc.qt.io/qt-5/qvideoframe.html#map" text:style-name="Internet_20_link" text:visited-style-name="Visited_20_Internet_20_Link">http://doc.qt.io/qt-5/qvideoframe.html#map</text:a></text:p>
      <text:p text:style-name="P41">QRect</text:p>
      <text:p text:style-name="P41"><text:a xlink:type="simple" xlink:href="https://doc.qt.io/qt-5/qrect.html#moveCenter" text:style-name="Internet_20_link" text:visited-style-name="Visited_20_Internet_20_Link">https://doc.qt.io/qt-5/qrect.html#moveCenter</text:a></text:p>
      <text:p text:style-name="P41">QRegion</text:p>
      <text:p text:style-name="P41"><text:a xlink:type="simple" xlink:href="http://doc.qt.io/qt-5/qregion.html#subtracted" text:style-name="Internet_20_link" text:visited-style-name="Visited_20_Internet_20_Link">http://doc.qt.io/qt-5/qregion.html#subtracted</text:a></text:p>
      <text:p text:style-name="P41">QPallete</text:p>
      <text:p text:style-name="P41"><text:a xlink:type="simple" xlink:href="http://doc.qt.io/qt-5/qpalette.html#brush" text:style-name="Internet_20_link" text:visited-style-name="Visited_20_Internet_20_Link">http://doc.qt.io/qt-5/qpalette.html#brush</text:a></text:p>
      <text:p text:style-name="P41">QPaintEvent <text:s text:c="2"/></text:p>
      <text:p text:style-name="P41"><text:a xlink:type="simple" xlink:href="http://doc.qt.io/archives/qt-4.8/qpaintevent.html#region" text:style-name="Internet_20_link" text:visited-style-name="Visited_20_Internet_20_Link">http://doc.qt.io/archives/qt-4.8/qpaintevent.html#region</text:a></text:p>
      <text:p text:style-name="P41">QSlider <text:s/></text:p>
      <text:p text:style-name="P41"><text:a xlink:type="simple" xlink:href="http://doc.qt.io/qt-5/qslider.html" text:style-name="Internet_20_link" text:visited-style-name="Visited_20_Internet_20_Link">http://doc.qt.io/qt-5/qslider.html</text:a></text:p>
      <text:p text:style-name="P41">rosbag2video</text:p>
      <text:p text:style-name="P41"><text:a xlink:type="simple" xlink:href="https://github.com/mlaiacker/rosbag2video" text:style-name="Internet_20_link" text:visited-style-name="Visited_20_Internet_20_Link">https://github.com/mlaiacker/rosbag2video</text:a></text:p>
      <text:p text:style-name="P41">bag2video</text:p>
      <text:p text:style-name="P41"><text:a xlink:type="simple" xlink:href="https://github.com/OSUrobotics/bag2video" text:style-name="Internet_20_link" text:visited-style-name="Visited_20_Internet_20_Link">https://github.com/OSUrobotics/bag2video</text:a></text:p>
      <text:p text:style-name="P41">Exporting image and video data</text:p>
      <text:p text:style-name="P41"><text:a xlink:type="simple" xlink:href="http://wiki.ros.org/rosbag/Tutorials/Exporting%20image%20and%20video%20data" text:style-name="Internet_20_link" text:visited-style-name="Visited_20_Internet_20_Link">http://wiki.ros.org/rosbag/Tutorials/Exporting%20image%20and%20video%20data</text:a></text:p>
      <text:p text:style-name="P41">WidgetVolumeSlider.cpp</text:p>
      <text:p text:style-name="P41"><text:a xlink:type="simple" xlink:href="https://github.com/vlc-qt/vlc-qt/blob/master/src/widgets/WidgetVolumeSlider.cpp" text:style-name="Internet_20_link" text:visited-style-name="Visited_20_Internet_20_Link">https://github.com/vlc-qt/vlc-qt/blob/master/src/widgets/WidgetVolumeSlider.cpp</text:a></text:p>
      <text:p text:style-name="P41">Reentrancy and Thread-Safety</text:p>
      <text:p text:style-name="P41"><text:a xlink:type="simple" xlink:href="http://doc.qt.io/qt-5/threads-reentrancy.html" text:style-name="Internet_20_link" text:visited-style-name="Visited_20_Internet_20_Link">http://doc.qt.io/qt-5/threads-reentrancy.html</text:a></text:p>
      <text:p text:style-name="P41">Blocking Master Example</text:p>
      <text:p text:style-name="P41"><text:a xlink:type="simple" xlink:href="http://doc.qt.io/qt-5/qtserialport-blockingmaster-example.html" text:style-name="Internet_20_link" text:visited-style-name="Visited_20_Internet_20_Link">http://doc.qt.io/qt-5/qtserialport-blockingmaster-example.html</text:a></text:p>
      <text:p text:style-name="P41"><text:soft-page-break/>Qt-5.11</text:p>
      <text:p text:style-name="P41"><text:a xlink:type="simple" xlink:href="https://code.i-harness.com/ko/docs/qt~5.11/qslider" text:style-name="Internet_20_link" text:visited-style-name="Visited_20_Internet_20_Link">https://code.i-harness.com/ko/docs/qt~5.11/qslider</text:a></text:p>
      <text:p text:style-name="P41"/>
      <text:p text:style-name="P41">Youtube Video!!!!! download this one!</text:p>
      <text:p text:style-name="P41"><text:a xlink:type="simple" xlink:href="https://www.youtube.com/watch?v=BaYeMPgg5sY" text:style-name="Internet_20_link" text:visited-style-name="Visited_20_Internet_20_Link">https://www.youtube.com/watch?v=BaYeMPgg5sY</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7:58:58.231648023</meta:creation-date>
    <meta:editing-duration>P1DT18H18M39S</meta:editing-duration>
    <meta:editing-cycles>9</meta:editing-cycles>
    <meta:generator>LibreOffice/5.1.6.2$Linux_X86_64 LibreOffice_project/10m0$Build-2</meta:generator>
    <dc:date>2018-11-13T03:28:32.355179405</dc:date>
    <meta:document-statistic meta:table-count="0" meta:image-count="0" meta:object-count="0" meta:page-count="14" meta:paragraph-count="314" meta:word-count="953" meta:character-count="13026" meta:non-whitespace-character-count="12389"/>
  </office:meta>
</office:document-meta>
</file>